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570000014F38D5650C.png"/>
  <manifest:file-entry manifest:media-type="image/png" manifest:full-path="Pictures/10000000000002500000025C9012F41D.png"/>
  <manifest:file-entry manifest:media-type="image/png" manifest:full-path="Pictures/1000000000000403000001104FB77CB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5.663cm" svg:height="15.981cm" draw:z-index="0"><draw:image xlink:href="Pictures/10000000000002500000025C9012F41D.png" xlink:type="simple" xlink:show="embed" xlink:actuate="onLoad"/></draw:frame></text:p>
      <text:p text:style-name="Standard"><draw:frame draw:style-name="fr2" draw:name="graphics2" text:anchor-type="paragraph" svg:x="0.139cm" svg:y="0.289cm" svg:width="17.258cm" svg:height="6.675cm" draw:z-index="1"><draw:image xlink:href="Pictures/10000000000003570000014F38D5650C.png" xlink:type="simple" xlink:show="embed" xlink:actuate="onLoad"/></draw:frame></text:p>
      <text:p text:style-name="Standard"><draw:frame draw:style-name="fr3" draw:name="graphics3" text:anchor-type="paragraph" svg:width="17.59cm" svg:height="4.658cm" draw:z-index="2"><draw:image xlink:href="Pictures/1000000000000403000001104FB77CBA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P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7:08:28.31</meta:creation-date>
    <meta:document-statistic meta:table-count="0" meta:image-count="3" meta:object-count="0" meta:page-count="2" meta:paragraph-count="0" meta:word-count="0" meta:character-count="0"/>
    <dc:date>2018-12-04T17:38:15.20</dc:date>
    <meta:editing-duration>PT29M47S</meta:editing-duration>
    <meta:editing-cycles>1</meta:editing-cycles>
    <meta:generator>OpenOffice/4.0.0$Win32 OpenOffice.org_project/400m3$Build-9702</meta:generator>
  </office:meta>
</office:document-meta>
</file>